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000000020078E0C5CCAA3328BC.jpg" manifest:media-type="image/jpeg"/>
  <manifest:file-entry manifest:full-path="Pictures/10000000000003EC000001FC7BBD9635E0249C42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9638*"/>
    </style:style>
    <style:style style:name="Tabelle1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5" style:family="table">
      <style:table-properties style:width="10.409cm" table:align="margins"/>
    </style:style>
    <style:style style:name="Tabelle5.A" style:family="table-column">
      <style:table-column-properties style:column-width="10.40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722cm" table:align="margins"/>
    </style:style>
    <style:style style:name="Tabelle6.A" style:family="table-column">
      <style:table-column-properties style:column-width="3.722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3.722cm" table:align="margins"/>
    </style:style>
    <style:style style:name="Tabelle7.A" style:family="table-column">
      <style:table-column-properties style:column-width="3.722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3.722cm" table:align="margins"/>
    </style:style>
    <style:style style:name="Tabelle8.A" style:family="table-column">
      <style:table-column-properties style:column-width="3.722cm" style:rel-column-width="65535*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3.722cm" table:align="margins"/>
    </style:style>
    <style:style style:name="Tabelle9.A" style:family="table-column">
      <style:table-column-properties style:column-width="3.722cm" style:rel-column-width="65535*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fef6"/>
    </style:style>
    <style:style style:name="P2" style:family="paragraph" style:parent-style-name="Standard">
      <style:paragraph-properties>
        <style:tab-stops>
          <style:tab-stop style:position="17.022cm" style:type="right"/>
        </style:tab-stops>
      </style:paragraph-properties>
      <style:text-properties fo:color="#808080" fo:font-size="10pt" fo:language="de" fo:country="DE" officeooo:paragraph-rsid="00033f99" style:font-size-asian="10pt" style:language-asian="de" style:country-asian="DE" style:font-size-complex="10pt"/>
    </style:style>
    <style:style style:name="P3" style:family="paragraph" style:parent-style-name="Standard">
      <style:paragraph-properties>
        <style:tab-stops>
          <style:tab-stop style:position="17.022cm" style:type="right"/>
        </style:tab-stops>
      </style:paragraph-properties>
      <style:text-properties officeooo:paragraph-rsid="00033f99"/>
    </style:style>
    <style:style style:name="P4" style:family="paragraph" style:parent-style-name="Header">
      <style:paragraph-properties fo:margin-top="0.035cm" fo:margin-bottom="0.035cm" loext:contextual-spacing="false" fo:text-align="center" style:justify-single-word="false" style:snap-to-layout-grid="false">
        <style:tab-stops/>
      </style:paragraph-properties>
      <style:text-properties style:font-name="Liberation Sans" fo:language="de" fo:country="DE" officeooo:paragraph-rsid="0001fef6" style:language-asian="de" style:country-asian="DE" style:font-name-complex="Arial"/>
    </style:style>
    <style:style style:name="P5" style:family="paragraph" style:parent-style-name="Header">
      <style:paragraph-properties fo:margin-top="0.035cm" fo:margin-bottom="0.035cm" loext:contextual-spacing="false" style:snap-to-layout-grid="false">
        <style:tab-stops/>
      </style:paragraph-properties>
      <style:text-properties style:font-name="Liberation Sans" fo:font-size="11pt" officeooo:paragraph-rsid="0001fef6" style:font-size-asian="11pt" style:font-name-complex="Arial" style:font-size-complex="11pt" style:font-weight-complex="bold"/>
    </style:style>
    <style:style style:name="P6" style:family="paragraph" style:parent-style-name="Standard">
      <style:paragraph-properties fo:margin-top="0.035cm" fo:margin-bottom="0.035cm" loext:contextual-spacing="false" fo:text-align="center" style:justify-single-word="false"/>
      <style:text-properties style:font-name="Liberation Sans" fo:font-size="11pt" fo:font-weight="bold" officeooo:rsid="00352979" officeooo:paragraph-rsid="00352979" style:font-size-asian="11pt" style:font-weight-asian="bold" style:font-size-complex="11pt"/>
    </style:style>
    <style:style style:name="P7" style:family="paragraph" style:parent-style-name="Standard">
      <style:paragraph-properties fo:margin-top="0.035cm" fo:margin-bottom="0.035cm" loext:contextual-spacing="false"/>
      <style:text-properties style:font-name="Liberation Sans" fo:font-size="11pt" officeooo:paragraph-rsid="0001fef6" style:font-size-asian="11pt" style:font-name-complex="Arial" style:font-size-complex="11pt"/>
    </style:style>
    <style:style style:name="P8" style:family="paragraph" style:parent-style-name="Standard">
      <style:paragraph-properties fo:margin-top="0.035cm" fo:margin-bottom="0.035cm" loext:contextual-spacing="false" style:snap-to-layout-grid="false">
        <style:tab-stops>
          <style:tab-stop style:position="0.829cm"/>
        </style:tab-stops>
      </style:paragraph-properties>
      <style:text-properties style:font-name="Liberation Sans" fo:font-size="7pt" officeooo:paragraph-rsid="0001fef6" style:font-size-asian="7pt" style:font-name-complex="Arial"/>
    </style:style>
    <style:style style:name="P9" style:family="paragraph" style:parent-style-name="Standard">
      <style:paragraph-properties fo:margin-top="0.035cm" fo:margin-bottom="0.035cm" loext:contextual-spacing="false">
        <style:tab-stops>
          <style:tab-stop style:position="0.829cm"/>
        </style:tab-stops>
      </style:paragraph-properties>
      <style:text-properties style:font-name="Liberation Sans" fo:font-size="7pt" officeooo:paragraph-rsid="0001fef6" style:font-size-asian="7pt" style:font-name-complex="Arial"/>
    </style:style>
    <style:style style:name="P10" style:family="paragraph" style:parent-style-name="Heading_20_1">
      <style:text-properties fo:color="#000000" officeooo:rsid="004048ef" officeooo:paragraph-rsid="004048ef" fo:background-color="transparent"/>
    </style:style>
    <style:style style:name="P11" style:family="paragraph" style:parent-style-name="Heading_20_1">
      <style:text-properties officeooo:paragraph-rsid="0046f71c"/>
    </style:style>
    <style:style style:name="P12" style:family="paragraph" style:parent-style-name="Heading_20_1">
      <style:text-properties officeooo:paragraph-rsid="0052428c"/>
    </style:style>
    <style:style style:name="P13" style:family="paragraph" style:parent-style-name="Heading_20_1">
      <style:text-properties officeooo:paragraph-rsid="0055c52f"/>
    </style:style>
    <style:style style:name="P14" style:family="paragraph" style:parent-style-name="Frame_20_contents">
      <style:text-properties officeooo:rsid="0055c52f" officeooo:paragraph-rsid="0055c52f"/>
    </style:style>
    <style:style style:name="P15" style:family="paragraph" style:parent-style-name="Table_20_Contents">
      <style:text-properties officeooo:rsid="0055c52f" officeooo:paragraph-rsid="0055c52f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55c52f" officeooo:paragraph-rsid="0055c52f"/>
    </style:style>
    <style:style style:name="P17" style:family="paragraph" style:parent-style-name="Standard">
      <style:paragraph-properties>
        <style:tab-stops>
          <style:tab-stop style:position="17.022cm" style:type="right"/>
        </style:tab-stops>
      </style:paragraph-properties>
      <style:text-properties fo:color="#808080" fo:font-size="10pt" fo:language="de" fo:country="DE" officeooo:paragraph-rsid="004048ef" style:font-size-asian="10pt" style:language-asian="de" style:country-asian="DE" style:font-size-complex="10pt"/>
    </style:style>
    <style:style style:name="P18" style:family="paragraph" style:parent-style-name="Standard">
      <style:paragraph-properties style:line-height-at-least="0.503cm"/>
      <style:text-properties fo:color="#333333" style:font-name="Consolas" fo:font-size="10.5pt" fo:font-weight="normal" fo:background-color="#f5f5f5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text-properties officeooo:paragraph-rsid="0052428c"/>
    </style:style>
    <style:style style:name="P21" style:family="paragraph" style:parent-style-name="Standard">
      <style:paragraph-properties fo:margin-top="0.035cm" fo:margin-bottom="0.035cm" loext:contextual-spacing="false" fo:text-align="center" style:justify-single-word="false"/>
      <style:text-properties style:font-name="Liberation Sans" fo:font-size="11pt" officeooo:rsid="0046f71c" officeooo:paragraph-rsid="0046f71c" style:font-size-asian="11pt" style:font-name-complex="Arial" style:font-size-complex="11pt"/>
    </style:style>
    <style:style style:name="P22" style:family="paragraph" style:parent-style-name="Text_20_body">
      <style:text-properties officeooo:paragraph-rsid="0046f71c"/>
    </style:style>
    <style:style style:name="P23" style:family="paragraph" style:parent-style-name="Text_20_body" style:list-style-name="L1">
      <style:text-properties officeooo:paragraph-rsid="0046f71c"/>
    </style:style>
    <style:style style:name="P24" style:family="paragraph" style:parent-style-name="Text_20_body">
      <style:text-properties officeooo:paragraph-rsid="0048825a"/>
    </style:style>
    <style:style style:name="P25" style:family="paragraph" style:parent-style-name="Text_20_body">
      <style:text-properties officeooo:paragraph-rsid="004afa25"/>
    </style:style>
    <style:style style:name="P26" style:family="paragraph" style:parent-style-name="Text_20_body">
      <style:text-properties officeooo:paragraph-rsid="004cedcb"/>
    </style:style>
    <style:style style:name="P27" style:family="paragraph" style:parent-style-name="Text_20_body">
      <style:text-properties officeooo:paragraph-rsid="004eb49c"/>
    </style:style>
    <style:style style:name="P28" style:family="paragraph" style:parent-style-name="Text_20_body">
      <style:text-properties officeooo:paragraph-rsid="0052428c"/>
    </style:style>
    <style:style style:name="P29" style:family="paragraph" style:parent-style-name="Text_20_body">
      <style:text-properties officeooo:paragraph-rsid="0055c52f"/>
    </style:style>
    <style:style style:name="P30" style:family="paragraph" style:parent-style-name="Text_20_body">
      <style:text-properties officeooo:paragraph-rsid="0056747e"/>
    </style:style>
    <style:style style:name="P31" style:family="paragraph">
      <loext:graphic-properties draw:fill="none" draw:fill-color="#ffffff"/>
      <style:paragraph-properties fo:text-align="center" style:writing-mode="lr-tb"/>
    </style:style>
    <style:style style:name="P32" style:family="paragraph">
      <style:paragraph-properties fo:text-align="center"/>
      <style:text-properties fo:color="#999999"/>
    </style:style>
    <style:style style:name="P33" style:family="paragraph">
      <loext:graphic-properties draw:fill-color="#ffffff"/>
      <style:paragraph-properties fo:text-align="center"/>
      <style:text-properties fo:color="#999999"/>
    </style:style>
    <style:style style:name="P34" style:family="paragraph">
      <style:paragraph-properties fo:text-align="center"/>
    </style:style>
    <style:style style:name="P35" style:family="paragraph">
      <loext:graphic-properties draw:fill-color="#ffffff"/>
      <style:paragraph-properties fo:text-align="center"/>
    </style:style>
    <style:style style:name="T1" style:family="text">
      <style:text-properties officeooo:rsid="00036ef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officeooo:rsid="0005e900" style:font-size-asian="10pt" style:font-size-complex="10pt"/>
    </style:style>
    <style:style style:name="T4" style:family="text">
      <style:text-properties fo:color="#000000" style:text-underline-style="none" fo:font-weight="bold" officeooo:rsid="0046f71c" fo:background-color="transparent" loext:char-shading-value="0" style:font-weight-asian="bold" style:font-weight-complex="bold"/>
    </style:style>
    <style:style style:name="T5" style:family="text">
      <style:text-properties fo:color="#000000" style:text-underline-style="none" fo:font-weight="bold" officeooo:rsid="0052428c" fo:background-color="transparent" loext:char-shading-value="0" style:font-weight-asian="bold" style:font-weight-complex="bold"/>
    </style:style>
    <style:style style:name="T6" style:family="text">
      <style:text-properties fo:color="#000000" style:text-underline-style="none" fo:font-weight="bold" officeooo:rsid="0055c52f" fo:background-color="transparent" loext:char-shading-value="0" style:font-weight-asian="bold" style:font-weight-complex="bold"/>
    </style:style>
    <style:style style:name="T7" style:family="text">
      <style:text-properties fo:color="#000000" style:font-name="Liberation Sans" style:text-underline-style="none" fo:font-weight="normal" officeooo:rsid="0048825a" fo:background-color="#ffffff" loext:char-shading-value="0" style:font-weight-asian="normal" style:font-weight-complex="normal"/>
    </style:style>
    <style:style style:name="T8" style:family="text">
      <style:text-properties fo:color="#000000" style:font-name="Liberation Sans" fo:font-style="italic" style:text-underline-style="none" fo:font-weight="normal" officeooo:rsid="004cedcb" fo:background-color="#ffffff" loext:char-shading-value="0" style:font-style-asian="italic" style:font-weight-asian="normal" style:font-style-complex="italic" style:font-weight-complex="normal"/>
    </style:style>
    <style:style style:name="T9" style:family="text">
      <style:text-properties fo:color="#000000" style:font-name="Liberation Sans" fo:font-style="italic" style:text-underline-style="none" fo:font-weight="normal" officeooo:rsid="0054cff2" fo:background-color="#ffffff" loext:char-shading-value="0" style:font-style-asian="italic" style:font-weight-asian="normal" style:font-style-complex="italic" style:font-weight-complex="normal"/>
    </style:style>
    <style:style style:name="T10" style:family="text">
      <style:text-properties fo:color="#000000" style:font-name="Liberation Sans" fo:font-size="11pt" fo:font-style="italic" style:text-underline-style="none" fo:font-weight="normal" officeooo:rsid="004cedcb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color="#000000" style:font-name="Liberation Sans" fo:font-size="11pt" fo:font-style="italic" style:text-underline-style="none" fo:font-weight="normal" officeooo:rsid="0048825a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color="#000000" style:font-name="Liberation Sans" fo:font-size="11pt" fo:font-style="italic" style:text-underline-style="none" fo:font-weight="normal" officeooo:rsid="0046f71c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color="#000000" style:font-name="Liberation Sans" fo:font-size="11pt" fo:font-style="italic" style:text-underline-style="none" fo:font-weight="normal" officeooo:rsid="0049307c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color="#000000" style:font-name="Liberation Sans" fo:font-size="11pt" fo:font-style="italic" style:text-underline-style="none" fo:font-weight="normal" officeooo:rsid="004eb49c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color="#000000" style:font-name="Liberation Sans" fo:font-size="11pt" fo:font-style="italic" style:text-underline-style="none" fo:font-weight="normal" officeooo:rsid="00540129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color="#000000" style:font-name="Liberation Sans" fo:font-size="11pt" fo:font-style="italic" style:text-underline-style="none" fo:font-weight="normal" officeooo:rsid="0054cff2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color="#000000" style:font-name="Liberation Sans" fo:font-size="11pt" fo:font-style="italic" style:text-underline-style="none" fo:font-weight="normal" officeooo:rsid="0056747e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color="#000000" style:font-name="Liberation Sans" fo:font-size="11pt" fo:font-style="italic" style:text-underline-style="none" fo:font-weight="normal" officeooo:rsid="0058743f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color="#000000" style:font-name="Liberation Sans" fo:font-size="11pt" style:text-underline-style="none" fo:font-weight="normal" officeooo:rsid="004afa25" fo:background-color="#ffffff" loext:char-shading-value="0" style:font-size-asian="11pt" style:font-weight-asian="normal" style:font-size-complex="11pt" style:font-weight-complex="normal"/>
    </style:style>
    <style:style style:name="T20" style:family="text">
      <style:text-properties fo:color="#000000" style:font-name="Liberation Sans" fo:font-size="11pt" style:text-underline-style="none" fo:font-weight="normal" officeooo:rsid="0046f71c" fo:background-color="#ffffff" loext:char-shading-value="0" style:font-size-asian="11pt" style:font-weight-asian="normal" style:font-size-complex="11pt" style:font-weight-complex="normal"/>
    </style:style>
    <style:style style:name="T21" style:family="text">
      <style:text-properties fo:color="#000000" style:font-name="Liberation Sans" fo:font-size="11pt" style:text-underline-style="none" fo:font-weight="normal" officeooo:rsid="0052428c" fo:background-color="#ffffff" loext:char-shading-value="0" style:font-size-asian="11pt" style:font-weight-asian="normal" style:font-size-complex="11pt" style:font-weight-complex="normal"/>
    </style:style>
    <style:style style:name="T22" style:family="text">
      <style:text-properties fo:color="#000000" style:font-name="Liberation Sans" fo:font-size="11pt" style:text-underline-style="none" fo:font-weight="normal" officeooo:rsid="0055c52f" fo:background-color="#ffffff" loext:char-shading-value="0" style:font-size-asian="11pt" style:font-weight-asian="normal" style:font-size-complex="11pt" style:font-weight-complex="normal"/>
    </style:style>
    <style:style style:name="T23" style:family="text">
      <style:text-properties officeooo:rsid="004557f6"/>
    </style:style>
    <style:style style:name="T24" style:family="text">
      <style:text-properties style:font-name="Liberation Sans" fo:font-size="11pt" fo:font-style="italic" fo:font-weight="normal" officeooo:rsid="004cedcb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style:font-name="Liberation Sans" fo:font-size="11pt" fo:font-style="italic" fo:font-weight="normal" officeooo:rsid="0048825a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color="#7a3e9d"/>
    </style:style>
    <style:style style:name="T27" style:family="text">
      <style:text-properties fo:color="#7a3e9d" style:font-name="Consolas" fo:font-size="10.5pt" fo:font-weight="normal" fo:background-color="#f5f5f5" loext:char-shading-value="0"/>
    </style:style>
    <style:style style:name="T28" style:family="text">
      <style:text-properties fo:color="#7a3e9d" style:font-name="Consolas" fo:font-size="10.5pt" fo:font-weight="normal" officeooo:rsid="0054cff2" fo:background-color="#f5f5f5" loext:char-shading-value="0"/>
    </style:style>
    <style:style style:name="T29" style:family="text">
      <style:text-properties fo:color="#7a3e9d" style:font-name="Consolas" fo:font-size="8pt" fo:font-style="italic" style:text-underline-style="none" fo:font-weight="normal" officeooo:rsid="0054cff2" fo:background-color="#f5f5f5" loext:char-shading-value="0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fo:color="#777777"/>
    </style:style>
    <style:style style:name="T31" style:family="text">
      <style:text-properties fo:color="#777777" style:font-name="Consolas" fo:font-size="10.5pt" fo:font-weight="normal" fo:background-color="#f5f5f5" loext:char-shading-value="0"/>
    </style:style>
    <style:style style:name="T32" style:family="text">
      <style:text-properties fo:color="#777777" style:font-name="Consolas" fo:font-size="10.5pt" fo:font-weight="normal" officeooo:rsid="0054cff2" fo:background-color="#f5f5f5" loext:char-shading-value="0"/>
    </style:style>
    <style:style style:name="T33" style:family="text">
      <style:text-properties fo:color="#777777" style:font-name="Consolas" fo:font-size="8pt" fo:font-style="italic" style:text-underline-style="none" fo:font-weight="normal" officeooo:rsid="0054cff2" fo:background-color="#f5f5f5" loext:char-shading-value="0" style:font-size-asian="8pt" style:font-style-asian="italic" style:font-weight-asian="normal" style:font-size-complex="8pt" style:font-style-complex="italic" style:font-weight-complex="normal"/>
    </style:style>
    <style:style style:name="T34" style:family="text">
      <style:text-properties fo:color="#aa3731" fo:font-weight="bold"/>
    </style:style>
    <style:style style:name="T35" style:family="text">
      <style:text-properties fo:color="#aa3731" style:font-name="Consolas" fo:font-size="10.5pt" fo:font-weight="bold" fo:background-color="#f5f5f5" loext:char-shading-value="0"/>
    </style:style>
    <style:style style:name="T36" style:family="text">
      <style:text-properties fo:color="#aa3731" style:font-name="Consolas" fo:font-size="8pt" fo:font-style="italic" style:text-underline-style="none" fo:font-weight="bold" officeooo:rsid="0054cff2" fo:background-color="#f5f5f5" loext:char-shading-value="0" style:font-size-asian="8pt" style:font-style-asian="italic" style:font-weight-asian="normal" style:font-size-complex="8pt" style:font-style-complex="italic" style:font-weight-complex="normal"/>
    </style:style>
    <style:style style:name="T37" style:family="text">
      <style:text-properties fo:color="#333333" style:font-name="Consolas" fo:font-size="10.5pt" fo:font-weight="normal" fo:background-color="#f5f5f5" loext:char-shading-value="0"/>
    </style:style>
    <style:style style:name="T38" style:family="text">
      <style:text-properties fo:color="#333333" style:font-name="Consolas" fo:font-size="8pt" fo:font-style="italic" style:text-underline-style="none" fo:font-weight="normal" officeooo:rsid="0054cff2" fo:background-color="#f5f5f5" loext:char-shading-value="0" style:font-size-asian="8pt" style:font-style-asian="italic" style:font-weight-asian="normal" style:font-size-complex="8pt" style:font-style-complex="italic" style:font-weight-complex="normal"/>
    </style:style>
    <style:style style:name="T39" style:family="text">
      <style:text-properties fo:color="#448c27"/>
    </style:style>
    <style:style style:name="T40" style:family="text">
      <style:text-properties fo:color="#448c27" style:font-name="Consolas" fo:font-size="8pt" fo:font-style="italic" style:text-underline-style="none" fo:font-weight="normal" officeooo:rsid="0054cff2" fo:background-color="#f5f5f5" loext:char-shading-value="0" style:font-size-asian="8pt" style:font-style-asian="italic" style:font-weight-asian="normal" style:font-size-complex="8pt" style:font-style-complex="italic" style:font-weight-complex="normal"/>
    </style:style>
    <style:style style:name="T41" style:family="text">
      <style:text-properties officeooo:rsid="00565b67"/>
    </style:style>
    <style:style style:name="T42" style:family="text">
      <style:text-properties fo:color="#99999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 style:shadow="none" draw:shadow-opacity="100%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871cm" fo:min-width="4.233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871cm" fo:min-width="6.90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871cm" fo:min-width="3.43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871cm" fo:min-width="11.388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23">Aufgabe 1: Begriffe und Syntax</text:span></text:h>
      <text:p text:style-name="P24"><text:span text:style-name="Internet_20_link"><text:span text:style-name="T11">a.) Ergänze die fehlenden Textstellen und füllen den Kasten aus.</text:span></text:span></text:p>
      <text:p text:style-name="P24"><text:span text:style-name="Internet_20_link"><text:span text:style-name="T20">Das erzeugen eines neuen Objekts in JavaScript heißt auch ___________________.</text:span></text:span></text:p>
      <text:p text:style-name="P22"><text:span text:style-name="Internet_20_link"><text:span text:style-name="T20">Objekte fassen zusammengehörige </text:span></text:span></text:p>
      <text:list xml:id="list2743561943" text:style-name="L1">
        <text:list-item>
          <text:p text:style-name="P23"><text:span text:style-name="Internet_20_link"><text:span text:style-name="T20">Eingeschaften (Variablen, Fachbegriff: ______________________) und </text:span></text:span></text:p>
        </text:list-item>
        <text:list-item>
          <text:p text:style-name="P23"><text:span text:style-name="Internet_20_link"><text:span text:style-name="T20">Verhalten (Funktionen, Fachbegriff:______________________) zusammen.</text:span></text:span></text:p>
        </text:list-item>
      </text:list>
      <text:p text:style-name="P22"><text:span text:style-name="Internet_20_link"><text:span text:style-name="T20">Die Syntax in JavaScript sieht dabei z.B. so aus:</text:span>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4"><text:span text:style-name="Internet_20_link"><text:span text:style-name="T11">b.) </text:span></text:span><text:span text:style-name="Internet_20_link"><text:span text:style-name="T12">Instanziiere und initialisiere ein zweites Player-Objekt. </text:span></text:span><text:span text:style-name="Internet_20_link"><text:span text:style-name="T13">Teste ob das Objekt korrekt erzeugt wird, indem du den Debugger deines Browsers nutzt.</text:span></text:span></text:p>
      <text:h text:style-name="P11" text:outline-level="1"><text:span text:style-name="Internet_20_link"><text:span text:style-name="T4">Aufgabe 2: Punkt Operator zum Zugriff auf Objekte</text:span></text:span></text:h>
      <text:p text:style-name="P25"><text:span text:style-name="Internet_20_link"><text:span text:style-name="T19">Mittels des sogenannten "Punkt-Operators" lässt sich auf Attribute und Methoden eines Objektes zugreifen. Die folgende Zeile ließt den Wert des Attributs "name" im Objekt "player" aus und setzte ihn als Text in das DOM-Element mit der ID "player-name".</text:span>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8"><draw:custom-shape text:anchor-type="paragraph" draw:z-index="7" draw:name="Form1" draw:style-name="gr4" draw:text-style-name="P35" svg:width="3.703cm" svg:height="0.939cm" svg:x="7.527cm" svg:y="0.083cm"><text:p text:style-name="P34">Punkt-Operator</text:p><draw:enhanced-geometry svg:viewBox="0 0 21600 21600" draw:text-areas="800 800 20800 20800" draw:type="round-rectangular-callout" draw:modifiers="24120 60585.36585365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26"/></text:p>
            <text:p text:style-name="P18"><draw:custom-shape text:anchor-type="paragraph" draw:z-index="8" draw:name="Form1" draw:style-name="gr4" draw:text-style-name="P35" svg:width="3.703cm" svg:height="0.939cm" svg:x="11.807cm" svg:y="0.277cm"><text:p text:style-name="P34">Name des Attributs</text:p><draw:enhanced-geometry svg:viewBox="0 0 21600 21600" draw:text-areas="800 800 20800 20800" draw:type="round-rectangular-callout" draw:modifiers="2386.28571428571 42916.32270168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26"/></text:p>
            <text:p text:style-name="P18"><draw:custom-shape text:anchor-type="paragraph" draw:z-index="6" draw:name="Form1" draw:style-name="gr3" draw:text-style-name="P35" svg:width="7.457cm" svg:height="0.939cm" svg:x="1.184cm" svg:y="0.161cm"><text:p text:style-name="P34">Name des Objekts (Variablenname)</text:p><draw:enhanced-geometry svg:viewBox="0 0 21600 21600" draw:text-areas="800 800 20800 20800" draw:type="round-rectangular-callout" draw:modifiers="26591.2961210974 34608.6303939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26"/></text:p>
            <text:p text:style-name="P18"><text:span text:style-name="T26"/></text:p>
            <text:p text:style-name="P18"><text:span text:style-name="T26"/></text:p>
            <text:p text:style-name="P18"><text:span text:style-name="T26">document</text:span><text:span text:style-name="T30">.</text:span><text:span text:style-name="T34">getElementById</text:span>(<text:span text:style-name="T30">'</text:span><text:span text:style-name="T39">player-name</text:span><text:span text:style-name="T30">'</text:span>)<text:span text:style-name="T30">.</text:span><text:span text:style-name="T26">innerText</text:span> <text:span text:style-name="T30">=</text:span> <text:span text:style-name="T26">player</text:span><text:span text:style-name="T30">.</text:span><text:span text:style-name="T26">name</text:span><text:span text:style-name="T30">;</text:span></text:p>
            <text:p text:style-name="Table_20_Contents"><draw:custom-shape text:anchor-type="paragraph" draw:z-index="3" draw:name="Form1" draw:style-name="gr2" draw:text-style-name="P33" svg:width="4.571cm" svg:height="0.939cm" svg:x="0.044cm" svg:y="0.242cm"><text:p text:style-name="P32"><text:span text:style-name="T42">Name des DOM-Objekts</text:span></text:p><draw:enhanced-geometry svg:viewBox="0 0 21600 21600" draw:text-areas="800 800 20800 20800" draw:type="round-rectangular-callout" draw:modifiers="3758.33333333333 -6078.7992495309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1" draw:style-name="gr3" draw:text-style-name="P33" svg:width="7.457cm" svg:height="0.939cm" svg:x="9.135cm" svg:y="0.337cm"><text:p text:style-name="P32"><text:span text:style-name="T42">Eigenschaft des gefundenen Elements</text:span></text:p><draw:enhanced-geometry svg:viewBox="0 0 21600 21600" draw:text-areas="800 800 20800 20800" draw:type="round-rectangular-callout" draw:modifiers="914.474929044466 -8469.793621013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      <text:p text:style-name="Table_20_Contents"/>
            <text:p text:style-name="Table_20_Contents"><draw:custom-shape text:anchor-type="paragraph" draw:z-index="4" draw:name="Form1" draw:style-name="gr3" draw:text-style-name="P33" svg:width="7.457cm" svg:height="0.939cm" svg:x="3.427cm" svg:y="0.423cm"><text:p text:style-name="P32"><text:span text:style-name="T42">Methode des DOM-Objekts, </text:span></text:p><text:p text:style-name="P32"><text:span text:style-name="T42">die ein Element anhand seiner ID findet</text:span></text:p><draw:enhanced-geometry svg:viewBox="0 0 21600 21600" draw:text-areas="800 800 20800 20800" draw:type="round-rectangular-callout" draw:modifiers="4347.58751182592 -31163.97748592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      <text:p text:style-name="Table_20_Contents"/>
            <text:p text:style-name="Table_20_Contents"/>
          </table:table-cell>
        </table:table-row>
      </table:table>
      <text:p text:style-name="P26"><text:span text:style-name="Internet_20_link"><text:span text:style-name="T10">a</text:span></text:span><text:span text:style-name="Internet_20_link"><text:span text:style-name="T11">.) </text:span></text:span><text:span text:style-name="Internet_20_link"><text:span text:style-name="T10">Übernehme den Code in deine Anwendung und teste ihn.</text:span></text:span></text:p>
      <text:p text:style-name="P26"><text:span text:style-name="Internet_20_link"><text:span text:style-name="T10">b</text:span></text:span><text:span text:style-name="Internet_20_link"><text:span text:style-name="T11">.) </text:span></text:span><text:span text:style-name="Internet_20_link"><text:span text:style-name="T10">Erweitere deinen Code, so dass der Wert des Attributs "score" des Objekts "player" im Element mit der ID "score" angezeigt wird.</text:span></text:span></text:p>
      <text:p text:style-name="P27"><text:span text:style-name="Internet_20_link"><text:span text:style-name="T14">c</text:span></text:span><text:span text:style-name="Internet_20_link"><text:span text:style-name="T11">.) </text:span></text:span><text:span text:style-name="Internet_20_link"><text:span text:style-name="T10">Erweitere deinen Code, so dass </text:span></text:span><text:span text:style-name="Internet_20_link"><text:span text:style-name="T14">vor der Ausgabe des "name" Attributs im DOM-Element "player-name", der Wert dieses Attributs auf "Alan" gesetzt wird.</text:span></text:span></text:p>
      <text:h text:style-name="P12" text:outline-level="1"><text:soft-page-break/><text:span text:style-name="Internet_20_link"><text:span text:style-name="T4">Aufgabe </text:span></text:span><text:span text:style-name="Internet_20_link"><text:span text:style-name="T5">3</text:span></text:span><text:span text:style-name="Internet_20_link"><text:span text:style-name="T4">: </text:span></text:span><text:span text:style-name="Internet_20_link"><text:span text:style-name="T5">Arrays von Objekten</text:span></text:span></text:h>
      <text:p text:style-name="P28"><text:span text:style-name="Internet_20_link"><text:span text:style-name="T21">In Arrays lassen sich mehrere zusammengehörige Objekte verwalten. Ein Array ist selbst wieder ein Objekt.</text:span></text:span></text:p>
      <text:p text:style-name="P28"><text:span text:style-name="Internet_20_link"><text:span text:style-name="T10">a</text:span></text:span><text:span text:style-name="Internet_20_link"><text:span text:style-name="T11">.) </text:span></text:span><text:span text:style-name="Internet_20_link"><text:span text:style-name="T10">Übernehme den Code in deine Anwendung und teste ihn. </text:span></text:span><text:span text:style-name="Internet_20_link"><text:span text:style-name="T15">Beschreibe in der Sprechblase wozu die Methode "push" verwendet wird.</text:span>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9"><text:span text:style-name="T27">let</text:span><text:span text:style-name="T37"> </text:span><text:span text:style-name="T27">highscore</text:span><text:span text:style-name="T37"> </text:span><text:span text:style-name="T31">=</text:span><text:span text:style-name="T37"> </text:span><text:span text:style-name="T32">[</text:span><text:span text:style-name="T27">player</text:span><text:span text:style-name="T28">]</text:span><text:span text:style-name="T31">;</text:span></text:p>
            <text:p text:style-name="P19"><text:span text:style-name="T27">highscore</text:span><text:span text:style-name="T31">.</text:span><text:span text:style-name="T35">push</text:span><text:span text:style-name="T37">(</text:span><text:span text:style-name="T27">player2</text:span><text:span text:style-name="T37">)</text:span><text:span text:style-name="T31">;</text:span></text:p>
            <text:p text:style-name="P19"><draw:custom-shape text:anchor-type="paragraph" draw:z-index="9" draw:name="Form1" draw:style-name="gr5" draw:text-style-name="P33" svg:width="12.299cm" svg:height="0.939cm" svg:x="4.246cm" svg:y="0.069cm"><text:p text:style-name="P32"><text:span text:style-name="T42"/></text:p><text:p text:style-name="P32"><text:span text:style-name="T42"/></text:p><draw:enhanced-geometry svg:viewBox="0 0 21600 21600" draw:text-areas="800 800 20800 20800" draw:type="round-rectangular-callout" draw:modifiers="-2267.48888570199 -1499.437148217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31"/></text:p>
            <text:p text:style-name="P19"><text:span text:style-name="T31"/></text:p>
          </table:table-cell>
        </table:table-row>
      </table:table>
      <text:p text:style-name="P28"><text:span text:style-name="Internet_20_link"><text:span text:style-name="T10"/></text:span></text:p>
      <text:p text:style-name="P28"><text:span text:style-name="Internet_20_link"><text:span text:style-name="T10">b</text:span></text:span><text:span text:style-name="Internet_20_link"><text:span text:style-name="T11">.</text:span></text:span><text:span text:style-name="Internet_20_link"><text:span text:style-name="T15">) </text:span></text:span><text:span text:style-name="Internet_20_link"><text:span text:style-name="T16">Schreibe eine for-Schleife, die das Array "highscore" durchläuft und für jedes Player-Objekt im Array ein &lt;li&gt; Element in der &lt;ul&gt; mit der ID "highscore" anlegt, in dem der Name des Spielers und seine Punkte angezeigt werden (s.u.)</text:span></text:span></text:p>
      <text:p text:style-name="P20"><text:span text:style-name="Internet_20_link"><text:span text:style-name="T29">document</text:span></text:span><text:span text:style-name="Internet_20_link"><text:span text:style-name="T33">.</text:span></text:span><text:span text:style-name="Internet_20_link"><text:span text:style-name="T36">getElementById</text:span></text:span><text:span text:style-name="Internet_20_link"><text:span text:style-name="T38">(</text:span></text:span><text:span text:style-name="Internet_20_link"><text:span text:style-name="T33">'</text:span></text:span><text:span text:style-name="Internet_20_link"><text:span text:style-name="T40">highscore</text:span></text:span><text:span text:style-name="Internet_20_link"><text:span text:style-name="T33">'</text:span></text:span><text:span text:style-name="Internet_20_link"><text:span text:style-name="T38">)</text:span></text:span><text:span text:style-name="Internet_20_link"><text:span text:style-name="T33">.</text:span></text:span><text:span text:style-name="Internet_20_link"><text:span text:style-name="T29">innerHTML</text:span></text:span><text:span text:style-name="Internet_20_link"><text:span text:style-name="T38"> </text:span></text:span><text:span text:style-name="Internet_20_link"><text:span text:style-name="T33">+=</text:span></text:span><text:span text:style-name="Internet_20_link"><text:span text:style-name="T38"> </text:span></text:span><text:span text:style-name="Internet_20_link"><text:span text:style-name="T33">"</text:span></text:span><text:span text:style-name="Internet_20_link"><text:span text:style-name="T40">&lt;li&gt;</text:span></text:span><text:span text:style-name="Internet_20_link"><text:span text:style-name="T33">"+</text:span></text:span><text:span text:style-name="Internet_20_link"><text:span text:style-name="T29">highscore</text:span></text:span><text:span text:style-name="Internet_20_link"><text:span text:style-name="T38">[</text:span></text:span><text:span text:style-name="Internet_20_link"><text:span text:style-name="T29">i</text:span></text:span><text:span text:style-name="Internet_20_link"><text:span text:style-name="T38">]</text:span></text:span><text:span text:style-name="Internet_20_link"><text:span text:style-name="T33">.</text:span></text:span><text:span text:style-name="Internet_20_link"><text:span text:style-name="T29">name</text:span></text:span><text:span text:style-name="Internet_20_link"><text:span text:style-name="T33">+"</text:span></text:span><text:span text:style-name="Internet_20_link"><text:span text:style-name="T40">:</text:span></text:span><text:span text:style-name="Internet_20_link"><text:span text:style-name="T33">"+</text:span></text:span><text:span text:style-name="Internet_20_link"><text:span text:style-name="T29">highscore</text:span></text:span><text:span text:style-name="Internet_20_link"><text:span text:style-name="T38">[</text:span></text:span><text:span text:style-name="Internet_20_link"><text:span text:style-name="T29">i</text:span></text:span><text:span text:style-name="Internet_20_link"><text:span text:style-name="T38">]</text:span></text:span><text:span text:style-name="Internet_20_link"><text:span text:style-name="T33">.</text:span></text:span><text:span text:style-name="Internet_20_link"><text:span text:style-name="T29">score</text:span></text:span><text:span text:style-name="Internet_20_link"><text:span text:style-name="T33">+"</text:span></text:span><text:span text:style-name="Internet_20_link"><text:span text:style-name="T40">&lt;/li&gt;</text:span></text:span><text:span text:style-name="Internet_20_link"><text:span text:style-name="T33">";</text:span></text:span></text:p>
      <text:p text:style-name="P28"/>
      <text:h text:style-name="P13" text:outline-level="1"><text:span text:style-name="Internet_20_link"><text:span text:style-name="T4">Aufgabe </text:span></text:span><text:span text:style-name="Internet_20_link"><text:span text:style-name="T6">4</text:span></text:span><text:span text:style-name="Internet_20_link"><text:span text:style-name="T4">: </text:span></text:span><text:span text:style-name="Internet_20_link"><text:span text:style-name="T6">Fragen und Antworten</text:span></text:span></text:h>
      <text:p text:style-name="P29"><text:span text:style-name="Internet_20_link"><text:span text:style-name="T22">In einem Array mit dem Namen "questions" sollen Objekte für Fragen gespeichert werden. Du findest die Struktur von Fragen- und Antwort-Objekten im nachfolgenden Objektdiagramm an einem Beispiel.</text:span></text:span></text:p>
      <text:p text:style-name="P29"><draw:frame draw:style-name="fr1" draw:name="Rahmen1" text:anchor-type="paragraph" svg:x="0.379cm" svg:y="0.06cm" svg:width="10.709cm" draw:z-index="10"><draw:text-box fo:min-height="3.163cm"><table:table table:name="Tabelle5" table:style-name="Tabelle5"><table:table-column table:style-name="Tabelle5.A"/><table:table-row><table:table-cell table:style-name="Tabelle5.A1" office:value-type="string"><text:p text:style-name="P16">question1:Question</text:p></table:table-cell></table:table-row><table:table-row><table:table-cell table:style-name="Tabelle5.A2" office:value-type="string"><text:p text:style-name="P15">text = “Wobei handelt es sich nicht um eine Sprache in der Webentwicklung?“</text:p><text:p text:style-name="P15"/><text:p text:style-name="P15">answers = [answer1a, answer1b, answer1c,answer1d]</text:p></table:table-cell></table:table-row></table:table><text:p text:style-name="P14"/></draw:text-box></draw:frame><text:span text:style-name="Internet_20_link"><text:span text:style-name="T22"/></text:span></text:p>
      <text:p text:style-name="P28"/>
      <text:p text:style-name="P28"><draw:frame draw:style-name="fr1" draw:name="Rahmen2" text:anchor-type="paragraph" svg:x="0.235cm" svg:y="2.344cm" svg:width="4.022cm" draw:z-index="11"><draw:text-box fo:min-height="3.163cm"><table:table table:name="Tabelle6" table:style-name="Tabelle6"><table:table-column table:style-name="Tabelle6.A"/><table:table-row><table:table-cell table:style-name="Tabelle6.A1" office:value-type="string"><text:p text:style-name="P16">answer1:Answer</text:p></table:table-cell></table:table-row><table:table-row><table:table-cell table:style-name="Tabelle6.A2" office:value-type="string"><text:p text:style-name="P15">text = “JavaScript“</text:p><text:p text:style-name="P15"/><text:p text:style-name="P15">right = false</text:p></table:table-cell></table:table-row></table:table><text:p text:style-name="P14"/></draw:text-box></draw:frame><draw:frame draw:style-name="fr1" draw:name="Rahmen3" text:anchor-type="paragraph" svg:x="4.255cm" svg:y="2.318cm" svg:width="4.022cm" draw:z-index="12"><draw:text-box fo:min-height="3.163cm"><table:table table:name="Tabelle7" table:style-name="Tabelle7"><table:table-column table:style-name="Tabelle7.A"/><table:table-row><table:table-cell table:style-name="Tabelle7.A1" office:value-type="string"><text:p text:style-name="P16">answer<text:span text:style-name="T41">2</text:span>:Answer</text:p></table:table-cell></table:table-row><table:table-row><table:table-cell table:style-name="Tabelle7.A2" office:value-type="string"><text:p text:style-name="P15">text = “<text:span text:style-name="T41">HTML</text:span>“</text:p><text:p text:style-name="P15"/><text:p text:style-name="P15">right = false</text:p></table:table-cell></table:table-row></table:table><text:p text:style-name="P14"/></draw:text-box></draw:frame><draw:frame draw:style-name="fr1" draw:name="Rahmen4" text:anchor-type="paragraph" svg:x="8.274cm" svg:y="2.364cm" svg:width="4.022cm" draw:z-index="13"><draw:text-box fo:min-height="3.163cm"><table:table table:name="Tabelle8" table:style-name="Tabelle8"><table:table-column table:style-name="Tabelle8.A"/><table:table-row><table:table-cell table:style-name="Tabelle8.A1" office:value-type="string"><text:p text:style-name="P16">answer<text:span text:style-name="T41">3</text:span>:Answer</text:p></table:table-cell></table:table-row><table:table-row><table:table-cell table:style-name="Tabelle8.A2" office:value-type="string"><text:p text:style-name="P15">text = “<text:span text:style-name="T41">CSS</text:span>“</text:p><text:p text:style-name="P15"/><text:p text:style-name="P15">right = false</text:p></table:table-cell></table:table-row></table:table><text:p text:style-name="P14"/></draw:text-box></draw:frame><draw:frame draw:style-name="fr1" draw:name="Rahmen5" text:anchor-type="paragraph" svg:x="12.294cm" svg:y="2.364cm" svg:width="4.022cm" draw:z-index="14"><draw:text-box fo:min-height="3.163cm"><table:table table:name="Tabelle9" table:style-name="Tabelle9"><table:table-column table:style-name="Tabelle9.A"/><table:table-row><table:table-cell table:style-name="Tabelle9.A1" office:value-type="string"><text:p text:style-name="P16">answer<text:span text:style-name="T41">4</text:span>:Answer</text:p></table:table-cell></table:table-row><table:table-row><table:table-cell table:style-name="Tabelle9.A2" office:value-type="string"><text:p text:style-name="P15">text = “<text:span text:style-name="T41">Japanisch</text:span>“</text:p><text:p text:style-name="P15"/><text:p text:style-name="P15">right = false</text:p></table:table-cell></table:table-row></table:table><text:p text:style-name="P14"/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0"><text:span text:style-name="Internet_20_link"><text:span text:style-name="T10">a</text:span></text:span><text:span text:style-name="Internet_20_link"><text:span text:style-name="T11">.) </text:span></text:span><text:span text:style-name="Internet_20_link"><text:span text:style-name="T17">Instanziiere in der client.js ein Array "questions", das </text:span></text:span><text:span text:style-name="Internet_20_link"><text:span text:style-name="T18">2</text:span></text:span><text:span text:style-name="Internet_20_link"><text:span text:style-name="T17"> Fragen enthält, wobei jede Frage 4 Antworten im Array "answers" enthält. (Tipp: die Antworten müssen vor den Fragen und die Fragen vor dem Array instanziiert werden).</text:span></text:span></text:p>
      <text:p text:style-name="P30"><text:span text:style-name="Internet_20_link"><text:span text:style-name="T17">b</text:span></text:span><text:span text:style-name="Internet_20_link"><text:span text:style-name="T11">.) </text:span></text:span><text:span text:style-name="Internet_20_link"><text:span text:style-name="T17">Gib den Wert des Attributs "text" der ersten Frage aus dem Array "questions" im &lt;div&gt; mit der ID "question" aus. Gib alle dazugehörigen antworten in den &lt;div&gt;-s mit den IDs "answer-a" bis "answer-d" aus.</text:span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78E0C5CCAA3328B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ufzählungen" style:family="paragraph" style:parent-style-name="Standard" style:list-style-name="WW8Num24"/>
    <style:style style:name="quellcode" style:family="paragraph" style:parent-style-name="Standard" style:next-style-name="Standard">
      <style:paragraph-properties fo:margin-left="0cm" fo:margin-right="0cm" fo:margin-top="0cm" fo:margin-bottom="0cm" loext:contextual-spacing="false" fo:text-indent="1.251cm" style:auto-text-indent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ufzaehlung_5f_pfeil" style:display-name="aufzaehlung_pfeil" style:family="paragraph" style:parent-style-name="Aufzählungen" style:list-style-name="WW8Num18"/>
    <style:style style:name="Absatz-Standardschriftart" style:family="text"/>
    <style:style style:name="Page_20_Number" style:display-name="Page Number" style:family="text" style:parent-style-name="Absatz-Standardschriftar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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7.309cm" fo:margin-left="-0.15cm" table:align="left" style:writing-mode="lr-tb"/>
    </style:style>
    <style:style style:name="Tabelle4.A" style:family="table-column">
      <style:table-column-properties style:column-width="3.33cm"/>
    </style:style>
    <style:style style:name="Tabelle4.B" style:family="table-column">
      <style:table-column-properties style:column-width="7.276cm"/>
    </style:style>
    <style:style style:name="Tabelle4.C" style:family="table-column">
      <style:table-column-properties style:column-width="4.396cm"/>
    </style:style>
    <style:style style:name="Tabelle4.D" style:family="table-column">
      <style:table-column-properties style:column-width="2.307cm"/>
    </style:style>
    <style:style style:name="Tabelle4.1" style:family="table-row">
      <style:table-row-properties style:min-row-height="0.875cm" fo:keep-together="always"/>
    </style:style>
    <style:style style:name="Tabelle4.A1" style:family="table-cell">
      <style:table-cell-properties style:vertical-align="middle" fo:padding-left="0.123cm" fo:padding-right="0.123cm" fo:padding-top="0.101cm" fo:padding-bottom="0.101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23cm" fo:padding-right="0.123cm" fo:padding-top="0.101cm" fo:padding-bottom="0.101cm" fo:border-left="0.5pt solid #000000" fo:border-right="none" fo:border-top="0.5pt solid #000000" fo:border-bottom="0.5pt solid #000000" style:writing-mode="lr-tb"/>
    </style:style>
    <style:style style:name="Tabelle4.D1" style:family="table-cell">
      <style:table-cell-properties style:vertical-align="middle" fo:padding-left="0.123cm" fo:padding-right="0.123cm" fo:padding-top="0.101cm" fo:padding-bottom="0.101cm" fo:border="0.5pt solid #000000" style:writing-mode="lr-tb"/>
    </style:style>
    <style:style style:name="Tabelle4.2" style:family="table-row">
      <style:table-row-properties style:min-row-height="1.349cm" fo:keep-together="always"/>
    </style:style>
    <style:style style:name="MP1" style:family="paragraph" style:parent-style-name="Standard">
      <style:text-properties officeooo:paragraph-rsid="0001fef6"/>
    </style:style>
    <style:style style:name="MP2" style:family="paragraph" style:parent-style-name="Header">
      <style:paragraph-properties fo:margin-top="0.035cm" fo:margin-bottom="0.035cm" loext:contextual-spacing="false" fo:text-align="center" style:justify-single-word="false" style:snap-to-layout-grid="false">
        <style:tab-stops/>
      </style:paragraph-properties>
      <style:text-properties style:font-name="Liberation Sans" fo:language="de" fo:country="DE" officeooo:paragraph-rsid="0001fef6" style:language-asian="de" style:country-asian="DE" style:font-name-complex="Arial"/>
    </style:style>
    <style:style style:name="MP3" style:family="paragraph" style:parent-style-name="Standard">
      <style:paragraph-properties fo:margin-top="0.035cm" fo:margin-bottom="0.035cm" loext:contextual-spacing="false" fo:text-align="center" style:justify-single-word="false"/>
      <style:text-properties style:font-name="Liberation Sans" fo:font-size="11pt" fo:font-weight="bold" officeooo:rsid="00352979" officeooo:paragraph-rsid="00352979" style:font-size-asian="11pt" style:font-weight-asian="bold" style:font-size-complex="11pt"/>
    </style:style>
    <style:style style:name="MP4" style:family="paragraph" style:parent-style-name="Header">
      <style:paragraph-properties fo:margin-top="0.035cm" fo:margin-bottom="0.035cm" loext:contextual-spacing="false" style:snap-to-layout-grid="false">
        <style:tab-stops/>
      </style:paragraph-properties>
      <style:text-properties style:font-name="Liberation Sans" fo:font-size="11pt" officeooo:paragraph-rsid="0001fef6" style:font-size-asian="11pt" style:font-name-complex="Arial" style:font-size-complex="11pt" style:font-weight-complex="bold"/>
    </style:style>
    <style:style style:name="MP5" style:family="paragraph" style:parent-style-name="Standard">
      <style:paragraph-properties fo:margin-top="0.035cm" fo:margin-bottom="0.035cm" loext:contextual-spacing="false" style:snap-to-layout-grid="false">
        <style:tab-stops>
          <style:tab-stop style:position="0.829cm"/>
        </style:tab-stops>
      </style:paragraph-properties>
      <style:text-properties style:font-name="Liberation Sans" fo:font-size="7pt" officeooo:paragraph-rsid="0001fef6" style:font-size-asian="7pt" style:font-name-complex="Arial"/>
    </style:style>
    <style:style style:name="MP6" style:family="paragraph" style:parent-style-name="Standard">
      <style:paragraph-properties fo:margin-top="0.035cm" fo:margin-bottom="0.035cm" loext:contextual-spacing="false">
        <style:tab-stops>
          <style:tab-stop style:position="0.829cm"/>
        </style:tab-stops>
      </style:paragraph-properties>
      <style:text-properties style:font-name="Liberation Sans" fo:font-size="7pt" officeooo:paragraph-rsid="0001fef6" style:font-size-asian="7pt" style:font-name-complex="Arial"/>
    </style:style>
    <style:style style:name="MP7" style:family="paragraph" style:parent-style-name="Standard">
      <style:paragraph-properties fo:margin-top="0.035cm" fo:margin-bottom="0.035cm" loext:contextual-spacing="false" fo:text-align="center" style:justify-single-word="false"/>
      <style:text-properties style:font-name="Liberation Sans" fo:font-size="11pt" officeooo:rsid="0046f71c" officeooo:paragraph-rsid="0046f71c" style:font-size-asian="11pt" style:font-name-complex="Arial" style:font-size-complex="11pt"/>
    </style:style>
    <style:style style:name="MP8" style:family="paragraph" style:parent-style-name="Standard">
      <style:paragraph-properties fo:margin-top="0.035cm" fo:margin-bottom="0.035cm" loext:contextual-spacing="false"/>
      <style:text-properties style:font-name="Liberation Sans" fo:font-size="11pt" officeooo:paragraph-rsid="0001fef6" style:font-size-asian="11pt" style:font-name-complex="Arial" style:font-size-complex="11pt"/>
    </style:style>
    <style:style style:name="MP9" style:family="paragraph" style:parent-style-name="Standard">
      <style:paragraph-properties>
        <style:tab-stops>
          <style:tab-stop style:position="17.022cm" style:type="right"/>
        </style:tab-stops>
      </style:paragraph-properties>
      <style:text-properties fo:color="#808080" fo:font-size="10pt" fo:language="de" fo:country="DE" officeooo:paragraph-rsid="00033f99" style:font-size-asian="10pt" style:language-asian="de" style:country-asian="DE" style:font-size-complex="10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 style:parent-style-name="Standard">
      <style:paragraph-properties>
        <style:tab-stops>
          <style:tab-stop style:position="17.022cm" style:type="right"/>
        </style:tab-stops>
      </style:paragraph-properties>
      <style:text-properties officeooo:paragraph-rsid="00033f99"/>
    </style:style>
    <style:style style:name="MP12" style:family="paragraph" style:parent-style-name="Standard">
      <style:paragraph-properties>
        <style:tab-stops>
          <style:tab-stop style:position="17.022cm" style:type="right"/>
        </style:tab-stops>
      </style:paragraph-properties>
      <style:text-properties fo:color="#808080" fo:font-size="10pt" fo:language="de" fo:country="DE" officeooo:paragraph-rsid="004048ef" style:font-size-asian="10pt" style:language-asian="de" style:country-asian="DE" style:font-size-complex="10pt"/>
    </style:style>
    <style:style style:name="MT1" style:family="text">
      <style:text-properties officeooo:rsid="00036efd"/>
    </style:style>
    <style:style style:name="MT2" style:family="text">
      <style:text-properties fo:color="#808080" fo:font-size="10pt" officeooo:rsid="0005e900" style:font-size-asian="10pt" style:font-size-complex="10pt"/>
    </style:style>
    <style:style style:name="MT3" style:family="text">
      <style:text-properties fo:color="#808080" fo:font-size="10pt" style:font-size-asian="10pt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/>
      </style:header>
      <style:header-first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row table:style-name="Tabelle4.1">
            <table:table-cell table:style-name="Tabelle4.A1" table:number-rows-spanned="2" office:value-type="string">
              <text:p text:style-name="MP2"><draw:frame draw:style-name="Mfr1" draw:name="Bild3" text:anchor-type="char" svg:x="0.065cm" svg:y="0.115cm" svg:width="3.014cm" svg:height="1.782cm" draw:z-index="2"><draw:image xlink:href="Pictures/10000000000003EC000001FC7BBD9635E0249C42.jpg" xlink:type="simple" xlink:show="embed" xlink:actuate="onLoad" loext:mime-type="image/jpeg"/></draw:frame><text:line-break/></text:p>
              <text:p text:style-name="MP2"/>
              <text:p text:style-name="MP2"/>
            </table:table-cell>
            <table:table-cell table:style-name="Tabelle4.B1" office:value-type="string">
              <text:p text:style-name="MP3">Arbeitsblatt</text:p>
            </table:table-cell>
            <table:table-cell table:style-name="Tabelle4.B1" office:value-type="string">
              <text:p text:style-name="MP4">Name: </text:p>
              <text:p text:style-name="MP4"/>
            </table:table-cell>
            <table:table-cell table:style-name="Tabelle4.D1" table:number-rows-spanned="2" office:value-type="string">
              <text:p text:style-name="MP5">pmhs Nürtingen</text:p>
              <text:p text:style-name="MP6">Kanalstraße 29</text:p>
              <text:p text:style-name="MP6">72622 Nürtingen</text:p>
              <text:p text:style-name="MP6"><text:span text:style-name="MT1">bar</text:span>@pmhs.de</text:p>
            </table:table-cell>
          </table:table-row>
          <table:table-row table:style-name="Tabelle4.2">
            <table:covered-table-cell/>
            <table:table-cell table:style-name="Tabelle4.B1" office:value-type="string">
              <text:p text:style-name="MP7">Objekte und Attribute</text:p>
            </table:table-cell>
            <table:table-cell table:style-name="Tabelle4.B1" office:value-type="string">
              <text:p text:style-name="MP8">Datum:</text:p>
              <text:p text:style-name="MP8"/>
            </table:table-cell>
            <table:covered-table-cell/>
          </table:table-row>
        </table:table>
        <text:p text:style-name="MP1"/>
      </style:header-first>
      <style:footer>
        <text:p text:style-name="MP9"><draw:line text:anchor-type="char" draw:z-index="0" draw:style-name="Mgr1" draw:text-style-name="MP10" svg:x1="0cm" svg:y1="0.226cm" svg:x2="17.54cm" svg:y2="0.226cm"><text:p/></draw:line></text:p>
        <text:p text:style-name="MP11"><text:span text:style-name="MT2">bar</text:span><text:span text:style-name="MT3"> - </text:span><text:span text:style-name="MT3"><text:date style:data-style-name="N36" text:date-value="2020-01-15T21:14:03.232000269">15.01.2020</text:date></text:span><text:span text:style-name="MT3"><text:tab/>Seite </text:span><text:span text:style-name="MT3"><text:page-number text:select-page="current">2</text:page-number></text:span><text:span text:style-name="MT3"><text:s/>von </text:span><text:span text:style-name="Page_20_Number"><text:span text:style-name="MT3"><text:page-count style:num-format="1">2</text:page-count></text:span></text:span></text:p>
      </style:footer>
      <style:footer-first>
        <text:p text:style-name="MP12"><draw:line text:anchor-type="char" draw:z-index="1" draw:style-name="Mgr1" draw:text-style-name="MP10" svg:x1="0cm" svg:y1="0.226cm" svg:x2="17.54cm" svg:y2="0.226cm"><text:p/></draw:line></text:p>
        <text:p text:style-name="MP11"><text:span text:style-name="MT2">bar</text:span><text:span text:style-name="MT3"> - </text:span><text:span text:style-name="MT3"><text:date style:data-style-name="N36" text:date-value="2020-01-15T21:14:03.233999982">15.01.2020</text:date></text:span><text:span text:style-name="MT3"><text:tab/>Seite </text:span><text:span text:style-name="MT3"><text:page-number text:select-page="current">1</text:page-number></text:span><text:span text:style-name="MT3"><text:s/>von </text:span><text:span text:style-name="Page_20_Number"><text:span text:style-name="MT3"><text:page-count style:num-format="1">2</text:page-count></text:span></text:span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arocka</meta:initial-creator>
    <meta:creation-date>2015-10-05T15:18:39.369000000</meta:creation-date>
    <dc:date>2020-01-15T21:14:00.686000000</dc:date>
    <meta:editing-duration>PT8H33M28S</meta:editing-duration>
    <meta:editing-cycles>77</meta:editing-cycles>
    <meta:generator>LibreOffice/6.0.7.3$Windows_X86_64 LibreOffice_project/dc89aa7a9eabfd848af146d5086077aeed2ae4a5</meta:generator>
    <meta:print-date>2017-09-28T09:26:47.392000000</meta:print-date>
    <meta:document-statistic meta:table-count="9" meta:image-count="1" meta:object-count="0" meta:page-count="2" meta:paragraph-count="51" meta:word-count="436" meta:character-count="3026" meta:non-whitespace-character-count="2638"/>
  </office:meta>
</office:document-meta>
</file>